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17f7" officeooo:paragraph-rsid="000b17f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e269d" officeooo:paragraph-rsid="000e26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e269d" officeooo:paragraph-rsid="000e26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f5d89" officeooo:paragraph-rsid="000f5d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00488" officeooo:paragraph-rsid="001004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0a4a" officeooo:paragraph-rsid="00120a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b40d" officeooo:paragraph-rsid="0016b4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79098" officeooo:paragraph-rsid="0017909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291a" officeooo:paragraph-rsid="001629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9781f" officeooo:paragraph-rsid="0019781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d0fe" officeooo:paragraph-rsid="001dd0f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e269d" officeooo:paragraph-rsid="000e26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6b4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54a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54a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00488" officeooo:paragraph-rsid="0010048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a76c" officeooo:paragraph-rsid="001ca76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5efc5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e2a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30080" officeooo:paragraph-rsid="00330080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5efc5" officeooo:paragraph-rsid="0035efc5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e5a97" officeooo:paragraph-rsid="003e5a9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e2aa" officeooo:paragraph-rsid="0036e2a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adb78" officeooo:paragraph-rsid="003adb7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rsid="001890c7" officeooo:paragraph-rsid="001890c7"/>
    </style:style>
    <style:style style:name="P62" style:family="paragraph" style:parent-style-name="Standard">
      <style:paragraph-properties fo:text-align="start" style:justify-single-word="false"/>
      <style:text-properties officeooo:paragraph-rsid="001890c7"/>
    </style:style>
    <style:style style:name="P63" style:family="paragraph" style:parent-style-name="Standard">
      <style:paragraph-properties fo:text-align="start" style:justify-single-word="false"/>
      <style:text-properties fo:font-weight="bold" officeooo:rsid="002eaee2" officeooo:paragraph-rsid="002eaee2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48cb5" officeooo:paragraph-rsid="00348cb5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e269d" officeooo:paragraph-rsid="000e269d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d3c2" officeooo:paragraph-rsid="0010d3c2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6291a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78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ca76c" officeooo:paragraph-rsid="002ab82f" style:font-size-asian="10.5pt" style:font-weight-asian="normal" style:font-size-complex="12pt" style:font-weight-complex="normal"/>
    </style:style>
    <style:style style:name="P80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1b29bf" officeooo:paragraph-rsid="001b29bf" style:font-size-asian="10.5pt" style:font-weight-asian="normal" style:font-size-complex="12pt" style:font-weight-complex="normal"/>
    </style:style>
    <style:style style:name="P81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af6c" officeooo:paragraph-rsid="0020af6c" style:font-size-asian="10.5pt" style:font-weight-asian="normal" style:font-size-complex="12pt" style:font-weight-complex="normal"/>
    </style:style>
    <style:style style:name="P83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84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0af6c" officeooo:paragraph-rsid="0020af6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1fdb5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395a4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41cf0" officeooo:paragraph-rsid="00241cf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62a03" officeooo:paragraph-rsid="00262a0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748e5" officeooo:paragraph-rsid="002748e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4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787a" officeooo:paragraph-rsid="002c787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7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8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9">
      <style:paragraph-properties fo:text-align="start" style:justify-single-word="false"/>
      <style:text-properties style:font-name="arial" fo:font-size="12pt" fo:font-style="normal" style:text-underline-style="none" fo:font-weight="normal" officeooo:rsid="00348cb5" officeooo:paragraph-rsid="00348cb5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c381b" officeooo:paragraph-rsid="003c381b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d38cc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7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8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8">
      <style:paragraph-properties fo:text-align="start" style:justify-single-word="false"/>
      <style:text-properties style:font-name="arial" fo:font-size="12pt" fo:font-style="normal" style:text-underline-style="none" fo:font-weight="normal" officeooo:rsid="00418644" officeooo:paragraph-rsid="00418644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18644" officeooo:paragraph-rsid="00418644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29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0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1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47017" officeooo:paragraph-rsid="0044701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fc0e2" officeooo:paragraph-rsid="003fc0e2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3c381b" officeooo:paragraph-rsid="003c381b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447017" officeooo:paragraph-rsid="00447017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be85b" officeooo:paragraph-rsid="003be85b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13">
      <style:paragraph-properties fo:text-align="start" style:justify-single-word="false"/>
      <style:text-properties style:font-name="arial" fo:font-size="12pt" fo:font-style="italic" style:text-underline-style="none" fo:font-weight="normal" officeooo:rsid="00348cb5" officeooo:paragraph-rsid="00348cb5" style:font-size-asian="10.5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 style:list-style-name="L15">
      <style:paragraph-properties fo:text-align="start" style:justify-single-word="false"/>
      <style:text-properties officeooo:paragraph-rsid="002b4daf"/>
    </style:style>
    <style:style style:name="P135" style:family="paragraph" style:parent-style-name="Standard" style:list-style-name="L15">
      <style:paragraph-properties fo:text-align="start" style:justify-single-word="false"/>
      <style:text-properties officeooo:rsid="002eaee2" officeooo:paragraph-rsid="002eaee2"/>
    </style:style>
    <style:style style:name="T1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154a3c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6291a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890c7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b4da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787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2cb4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style:font-name="arial" fo:font-size="12pt" fo:font-style="normal" style:text-underline-style="none" officeooo:rsid="00323634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italic" style:text-underline-style="none" style:font-size-asian="10.5pt" style:font-style-asian="italic" style:font-size-complex="12pt" style:font-style-complex="italic"/>
    </style:style>
    <style:style style:name="T12" style:family="text">
      <style:text-properties officeooo:rsid="000e269d"/>
    </style:style>
    <style:style style:name="T13" style:family="text">
      <style:text-properties officeooo:rsid="00100488"/>
    </style:style>
    <style:style style:name="T14" style:family="text">
      <style:text-properties officeooo:rsid="0010d3c2"/>
    </style:style>
    <style:style style:name="T15" style:family="text">
      <style:text-properties officeooo:rsid="00120a4a"/>
    </style:style>
    <style:style style:name="T16" style:family="text">
      <style:text-properties officeooo:rsid="001360fa"/>
    </style:style>
    <style:style style:name="T17" style:family="text">
      <style:text-properties officeooo:rsid="001890c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62ed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95a4" style:font-style-asian="italic" style:font-style-complex="italic"/>
    </style:style>
    <style:style style:name="T22" style:family="text">
      <style:text-properties fo:font-style="italic" officeooo:rsid="00262a03" style:font-style-asian="italic" style:font-style-complex="italic"/>
    </style:style>
    <style:style style:name="T23" style:family="text">
      <style:text-properties fo:font-style="italic" officeooo:rsid="0035efc5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0af6c" style:font-style-asian="normal" style:font-style-complex="normal"/>
    </style:style>
    <style:style style:name="T26" style:family="text">
      <style:text-properties officeooo:rsid="002395a4"/>
    </style:style>
    <style:style style:name="T27" style:family="text">
      <style:text-properties officeooo:rsid="00241fc0"/>
    </style:style>
    <style:style style:name="T28" style:family="text">
      <style:text-properties officeooo:rsid="00262a03"/>
    </style:style>
    <style:style style:name="T29" style:family="text">
      <style:text-properties officeooo:rsid="002748e5"/>
    </style:style>
    <style:style style:name="T30" style:family="text">
      <style:text-properties officeooo:rsid="0035efc5"/>
    </style:style>
    <style:style style:name="T31" style:family="text">
      <style:text-properties officeooo:rsid="00387d30"/>
    </style:style>
    <style:style style:name="T32" style:family="text">
      <style:text-properties officeooo:rsid="003d38cc"/>
    </style:style>
    <style:style style:name="T33" style:family="text">
      <style:text-properties officeooo:rsid="003e5a97"/>
    </style:style>
    <style:style style:name="T34" style:family="text">
      <style:text-properties officeooo:rsid="00418644"/>
    </style:style>
    <style:style style:name="T35" style:family="text">
      <style:text-properties officeooo:rsid="0037dd4a"/>
    </style:style>
    <style:style style:name="T36" style:family="text">
      <style:text-properties officeooo:rsid="00396b8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Windows</text:p>
      <text:p text:style-name="P1"/>
      <text:p text:style-name="P2">1.- ¿Que es Windows?</text:p>
      <text:p text:style-name="P2"/>
      <text:p text:style-name="P4">Es el sistema operativo más extendido en la actualida<text:span text:style-name="T12">d</text:span> en ordenadores personales.</text:p>
      <text:list xml:id="list3730820924" text:style-name="L1">
        <text:list-item>
          <text:p text:style-name="P65">Tienen una interfaz gráfica.</text:p>
          <text:list>
            <text:list-item>
              <text:p text:style-name="P65">Windows 95 y 98 inician en MS-DOS <text:span text:style-name="T12">y al cargar se inicia la interfaz gráfica.</text:span></text:p>
            </text:list-item>
            <text:list-item>
              <text:p text:style-name="P66">De Windows XP en adelante el SO tiene su propio núcleo.</text:p>
            </text:list-item>
          </text:list>
        </text:list-item>
        <text:list-item>
          <text:p text:style-name="P65">Pueden ser mono, pseud<text:span text:style-name="T12">o</text:span> y multitarea dependiendo de la versión.</text:p>
          <text:list>
            <text:list-item>
              <text:p text:style-name="P65">A partir de Windows XP el SO fue multitarea real gracias al multiprocesamiento simétrico (SMP) </text:p>
            </text:list-item>
          </text:list>
        </text:list-item>
      </text:list>
      <text:p text:style-name="P4"/>
      <text:p text:style-name="P4"/>
      <text:p text:style-name="P3">2.- Periféricos de E/S en Windows.</text:p>
      <text:p text:style-name="P3"/>
      <text:p text:style-name="P5">Ratón</text:p>
      <text:p text:style-name="P14">Esencial para gestionar interfaz grafica.</text:p>
      <text:list xml:id="list1460211239" text:style-name="L2">
        <text:list-item>
          <text:p text:style-name="P67">El usuario desplaza un puntero por la pantalla hasta los iconos y los activa.</text:p>
        </text:list-item>
        <text:list-item>
          <text:p text:style-name="P67">Windows emplea el ratón de dos botones</text:p>
          <text:list>
            <text:list-item>
              <text:p text:style-name="P67">Botón izquierdo hace las funciones de <text:span text:style-name="T13">la tecla </text:span>enter</text:p>
            </text:list-item>
            <text:list-item>
              <text:p text:style-name="P67">Botón derecho muestra el menú contextual</text:p>
            </text:list-item>
          </text:list>
        </text:list-item>
      </text:list>
      <text:p text:style-name="P15"/>
      <text:p text:style-name="P6">Teclado</text:p>
      <text:p text:style-name="P15">Empleado para escribir en determinadas casillas de Windows, también puede ser empleado para hacer las funciones de ratón. <text:s/>Puede poseer teclas específicas para Windows.</text:p>
      <text:p text:style-name="P15"/>
      <text:p text:style-name="P15"/>
      <text:p text:style-name="P26">3.- Elementos de Windows</text:p>
      <text:p text:style-name="P16"/>
      <text:p text:style-name="P7">Interfaz en modo gráfico: <text:span text:style-name="T15">El escritorio</text:span></text:p>
      <text:p text:style-name="P17">Al iniciar el SO aparece el escritorio en el que se sitúan:</text:p>
      <text:list xml:id="list3776018302" text:style-name="L3">
        <text:list-item>
          <text:p text:style-name="P68">Iconos: <text:span text:style-name="T14">Empleados para representar objetos (archivos, unidades, programas…). Si hacemos doble clic, dependiendo del icono, abriremos una ventana que nos muestra su información, o ejecutaremos un programa.</text:span></text:p>
        </text:list-item>
        <text:list-item>
          <text:p text:style-name="P69">Ventanas: Es la forma en las que Windows no muestra la información.</text:p>
        </text:list-item>
        <text:list-item>
          <text:p text:style-name="P69">Barra de tareas: Situada en la parte inferior de las pantalla.</text:p>
          <text:list>
            <text:list-item>
              <text:p text:style-name="P69">Muestra aplicaciones abiertas hasta el momento.</text:p>
            </text:list-item>
            <text:list-item>
              <text:p text:style-name="P69">Muestra componentes esenciales par el manejo del mismo.</text:p>
            </text:list-item>
            <text:list-item>
              <text:p text:style-name="P70">Es configurable dependiendo de la versión</text:p>
            </text:list-item>
          </text:list>
        </text:list-item>
        <text:list-item>
          <text:p text:style-name="P70">Elementos: gadgets visuales en el escritorio.</text:p>
        </text:list-item>
      </text:list>
      <text:p text:style-name="P17"/>
      <text:p text:style-name="P8">Interfaz en modo texto: el intérprete de comandos</text:p>
      <text:p text:style-name="P17">También llamado símbolo del sistema se heredó de versiones antiguas de Windows. <text:span text:style-name="T16">Emplea comandos introducidos por teclado para cualquier operación.</text:span></text:p>
      <text:p text:style-name="P27">4.- Características de los directorios o carpetas</text:p>
      <text:p text:style-name="P28"/>
      <text:p text:style-name="P19">Un directorio es un conjunto de archivos y/o directorios agrupados según su contenido.</text:p>
      <text:p text:style-name="P19">Es un tipo de archivo que almacena información de los archivos y directorios contenidos.</text:p>
      <text:p text:style-name="P61"><text:span text:style-name="T2">N</text:span><text:span text:style-name="T1">o pueden existir dos directorios con el mismo nombre en la misma ruta.</text:span></text:p>
      <text:p text:style-name="P22">Dependiendo del sistema no pueden contener algunos caracteres especiales.</text:p>
      <text:p text:style-name="P62"><text:span text:style-name="T2">El directorio raíz es el primer directorio en orden de jerarquía y de él parte toda la estructura de almacenamiento. </text:span><text:span text:style-name="T3">Posee</text:span><text:span text:style-name="T4">n</text:span><text:span text:style-name="T3"> las siguientes características:</text:span></text:p>
      <text:p text:style-name="P23"/>
      <text:p text:style-name="P11">Identificación</text:p>
      <text:list xml:id="list937791467" text:style-name="L4">
        <text:list-item>
          <text:p text:style-name="P71">Nombre: Identifica al directorio, es obligatorio y sus reglas quedan determinadas por su sistema de archivos de la versión del SO utilizado.</text:p>
        </text:list-item>
        <text:list-item>
          <text:p text:style-name="P72">Extensión: Los directorios no llevan extensión</text:p>
        </text:list-item>
      </text:list>
      <text:p text:style-name="P20"/>
      <text:p text:style-name="P9">Propiedades</text:p>
      <text:list xml:id="list77769723" text:style-name="L5">
        <text:list-item>
          <text:p text:style-name="P73">Tamaño: varían dependiendo de la cantidad de bytes que necesitan.</text:p>
        </text:list-item>
        <text:list-item>
          <text:p text:style-name="P73">Ubicación: Siempre almacenados en un directorio, estos parten del directorio raíz. Poseen una ubicación referenciada por una ruta.</text:p>
        </text:list-item>
      </text:list>
      <text:p text:style-name="P18"/>
      <text:p text:style-name="P9">Información sobre el directorio</text:p>
      <text:list xml:id="list1471818143" text:style-name="L6">
        <text:list-item>
          <text:p text:style-name="P74">Deben tener una fecha de creación</text:p>
        </text:list-item>
        <text:list-item>
          <text:p text:style-name="P74">Tendrán unos atributos</text:p>
        </text:list-item>
      </text:list>
      <text:p text:style-name="P20"/>
      <text:p text:style-name="P10">Atributos</text:p>
      <text:p text:style-name="P21">Propiedades o permisos que tenemos sobre las carpetas.</text:p>
      <text:list xml:id="list4172473871" text:style-name="L7">
        <text:list-item>
          <text:p text:style-name="P75">Solo de lectura (R): No se podrá borrar ni modificar, solo se puede visualizar.</text:p>
        </text:list-item>
        <text:list-item>
          <text:p text:style-name="P75">De archivo (A): Para saber si se ha modificado o no un directorio o carpeta.</text:p>
        </text:list-item>
        <text:list-item>
          <text:p text:style-name="P75">De sistema (S): Más habitual en archivos, indica que es de sistema dándole unas características especiales como oculto y solo lectura.</text:p>
        </text:list-item>
        <text:list-item>
          <text:p text:style-name="P75">Oculto (H): El directorio permanece oculto durante las operaciones normales.</text:p>
        </text:list-item>
      </text:list>
      <text:p text:style-name="P21"/>
      <text:p text:style-name="P10">Operaciones <text:span text:style-name="T17">realizables con directorios</text:span></text:p>
      <text:list xml:id="list3185188408" text:style-name="L8">
        <text:list-item>
          <text:p text:style-name="P76">Creación (create): Hacer que el directorio exista.</text:p>
        </text:list-item>
        <text:list-item>
          <text:p text:style-name="P76">Consulta (opendir): Ver lo que los archivos o directorios contienen.</text:p>
        </text:list-item>
        <text:list-item>
          <text:p text:style-name="P76">Actualización (updatedir): Añadir o borrar elementos del directorio.</text:p>
        </text:list-item>
        <text:list-item>
          <text:p text:style-name="P76">Borrado (delete): Eliminar el directorio y su contenido.</text:p>
        </text:list-item>
        <text:list-item>
          <text:p text:style-name="P76">Renombrado (rename): Cambiar el nombre al directorio.</text:p>
        </text:list-item>
      </text:list>
      <text:p text:style-name="P22"/>
      <text:p text:style-name="P29">5.- Directorios especiales</text:p>
      <text:p text:style-name="P24"/>
      <text:p text:style-name="P12">Directorio raíz</text:p>
      <text:list xml:id="list3835501898" text:style-name="L9">
        <text:list-item>
          <text:p text:style-name="P77">Directorio inicial de la estructura de directorios</text:p>
        </text:list-item>
        <text:list-item>
          <text:p text:style-name="P77">Existe una raíz por cada unida de de almacenamiento</text:p>
        </text:list-item>
        <text:list-item>
          <text:p text:style-name="P79">El directorio raíz corresponde con una letra por unidad de almacenamiento</text:p>
        </text:list-item>
      </text:list>
      <text:p text:style-name="P24"/>
      <text:p text:style-name="P12">Directorio actual</text:p>
      <text:list xml:id="list654237083" text:style-name="L10">
        <text:list-item>
          <text:p text:style-name="P78">Hace referencia la directorio en el que estamos, se representa con un punto (.)</text:p>
        </text:list-item>
      </text:list>
      <text:p text:style-name="P24"/>
      <text:p text:style-name="P12">Directorio padre</text:p>
      <text:list xml:id="list2785524551" text:style-name="L11">
        <text:list-item>
          <text:p text:style-name="P83"><text:span text:style-name="T18">Hace referencia al directorio padre </text:span><text:span text:style-name="T19">de</text:span><text:span text:style-name="T18">l que nos encontramos, se representa con dos puntos (..)</text:span></text:p>
        </text:list-item>
        <text:list-item>
          <text:p text:style-name="P80">El directorio raíz no tiene padre.</text:p>
        </text:list-item>
      </text:list>
      <text:p text:style-name="P30"><text:soft-page-break/>6.- Operaciones sobre directorios y carpetas</text:p>
      <text:p text:style-name="P30"/>
      <text:p text:style-name="P13">En <text:span text:style-name="T27">modo</text:span> gráfico</text:p>
      <text:p text:style-name="P25">Empleamos el explorador de archivos. En su parte izquierda nos muestra los iconos que aparecen en el escritorio y en su parte derecha el contenido de la carpeta.</text:p>
      <text:list xml:id="list2089999450" text:style-name="L12">
        <text:list-item>
          <text:p text:style-name="P81">Para crear carpetas debemos de situarnos en un directorio en la cual se van a crear las carpetas. Pulsaremos el botón derecho del ratón y en el menú contextual seleccionaremos <text:span text:style-name="T20">nuevo &gt; carpeta</text:span><text:span text:style-name="T24"> </text:span><text:span text:style-name="T25">y le pondremos un nombre.</text:span></text:p>
        </text:list-item>
        <text:list-item>
          <text:p text:style-name="P84">Para ver el contenido de las carpetas hemos de hacer doble clic con el puntero del ratón en la carpeta deseada.</text:p>
        </text:list-item>
        <text:list-item>
          <text:p text:style-name="P82"><text:span text:style-name="T24">Para eliminar carpetas la tenemos que seccionar y pulsar las tecla </text:span><text:span text:style-name="T20">Supr</text:span><text:span text:style-name="T24"> o bien hacer clic derecho en el ratón para seleccionar </text:span><text:span text:style-name="T20"><text:s/>enviar a papelera de reciclaje.</text:span></text:p>
          <text:list>
            <text:list-item>
              <text:p text:style-name="P82"><text:span text:style-name="T24">Si pulsamos </text:span><text:span text:style-name="T20">Shift + Supr eliminamos la carpeta sin pasar por la papelera.</text:span></text:p>
            </text:list-item>
            <text:list-item>
              <text:p text:style-name="P85">Si las carpetas o archivos tienen determinadas propiedades o están siendo usadas por alguna aplicación, no las podremos eliminar.</text:p>
            </text:list-item>
          </text:list>
        </text:list-item>
        <text:list-item>
          <text:p text:style-name="P85">Para copiar una carpeta podemos...</text:p>
          <text:list>
            <text:list-item>
              <text:p text:style-name="P85">Pinchar sobre al archivo y arrastrar a las carpeta deseada</text:p>
            </text:list-item>
            <text:list-item>
              <text:p text:style-name="P85">Hacer clic derecho sobre las carpeta deseada seleccionar copiar y después en la carpeta destino hacer de nuevo clic derecho y seleccionar pegar</text:p>
            </text:list-item>
            <text:list-item>
              <text:p text:style-name="P87">También se pueden emplear las teclas <text:span text:style-name="T20">control + C </text:span>y después <text:span text:style-name="T20">control + V</text:span></text:p>
            </text:list-item>
          </text:list>
        </text:list-item>
        <text:list-item>
          <text:p text:style-name="P86"><text:span text:style-name="T26">P</text:span>ara <text:span text:style-name="T26">mover</text:span> una carpeta podemos...</text:p>
          <text:list>
            <text:list-item>
              <text:p text:style-name="P86">Hacer clic derecho sobre las carpeta deseada seleccionar <text:span text:style-name="T21">cortar</text:span> y después en la carpeta destino hacer de nuevo clic derecho y seleccionar <text:span text:style-name="T20">pegar</text:span></text:p>
            </text:list-item>
            <text:list-item>
              <text:p text:style-name="P87">También se pueden emplear las teclas <text:span text:style-name="T20">control + X </text:span>y después <text:span text:style-name="T20">control + V</text:span></text:p>
            </text:list-item>
          </text:list>
        </text:list-item>
        <text:list-item>
          <text:p text:style-name="P88">Para cambiar el nombre de una carpeta podemos…</text:p>
          <text:list>
            <text:list-item>
              <text:p text:style-name="P88">Seleccionarla con el botón izquierdo del ratón y pulsar <text:span text:style-name="T20">F2</text:span></text:p>
            </text:list-item>
            <text:list-item>
              <text:p text:style-name="P88">Seleccionarla con el botón derecho del ratón y pulsar<text:span text:style-name="T20"> cambiar nombre</text:span>.</text:p>
            </text:list-item>
          </text:list>
        </text:list-item>
        <text:list-item>
          <text:p text:style-name="P89">Para visualizar o asignar atributos debemos ir a propiedades de la carpeta con el desplegable del botón derecho del ratón. En la parte inferior de la ventana están.</text:p>
        </text:list-item>
      </text:list>
      <text:p text:style-name="P35"/>
      <text:p text:style-name="P51">En modo texto</text:p>
      <text:p text:style-name="P31">Empleamos la consola de comandos. En ella nos aparece el <text:span text:style-name="T20">promt</text:span> que nos indica la ruta en la que nos encontramos y mediante ordenes realizamos las acciones pertinentes.</text:p>
      <text:list xml:id="list4264065516" text:style-name="L13">
        <text:list-item>
          <text:p text:style-name="P92">Para <text:span text:style-name="T28">crear carpetas usamos el comando </text:span><text:span text:style-name="T22">MD</text:span><text:span text:style-name="T28"> seguido del nombre de la carpeta.</text:span></text:p>
        </text:list-item>
        <text:list-item>
          <text:p text:style-name="P93">Para ver el contenido de la carpeta usamos el comando <text:span text:style-name="T20">DIR</text:span> </text:p>
        </text:list-item>
        <text:list-item>
          <text:p text:style-name="P93">Para movernos por las carpetas usamos el comando <text:span text:style-name="T20">CD</text:span> Seguido del nombre de la carpeta destino o dos puntos (..) para volver a la carpeta anterior. También se puede incluir la ruta <text:s/>hasta la carpeta destino.</text:p>
        </text:list-item>
        <text:list-item>
          <text:p text:style-name="P93">Para visualizar la estructura de directorios usamos el comando <text:span text:style-name="T20">TREE</text:span></text:p>
        </text:list-item>
        <text:list-item>
          <text:p text:style-name="P93">Para eliminar directorios o carpetas usamos el comando<text:span text:style-name="T20"> RD </text:span><text:span text:style-name="T29">seguido del nombre de la carpeta.</text:span></text:p>
          <text:list>
            <text:list-item>
              <text:p text:style-name="P94">Solo se pueden eliminar carpetas vacías.</text:p>
            </text:list-item>
            <text:list-item>
              <text:p text:style-name="P94">Añadiendo <text:span text:style-name="T20">/S </text:span>podemos borrar aunque no esté vacía la carpeta.</text:p>
            </text:list-item>
          </text:list>
        </text:list-item>
        <text:list-item>
          <text:p text:style-name="P95">Para mover o copiar archivos usaremos los comandos <text:span text:style-name="T20">MOVE y XCOPY </text:span></text:p>
        </text:list-item>
        <text:list-item>
          <text:p text:style-name="P95">Para renombrar una carpeta usaremos el comando <text:span text:style-name="T20">REN </text:span></text:p>
        </text:list-item>
        <text:list-item>
          <text:p text:style-name="P90">Para visualizar los atributos usaremos el comando<text:span text:style-name="T20"> ATTRIB </text:span></text:p>
        </text:list-item>
        <text:list-item>
          <text:p text:style-name="P133">Para visualizar el contenido de un fichero usamos el comando TYPE</text:p>
        </text:list-item>
      </text:list>
      <text:p text:style-name="P32"/>
      <text:p text:style-name="P47">7.- Características de los archivos</text:p>
      <text:p text:style-name="P46"/>
      <text:p text:style-name="P33">También llamados ficheros, representan una colección de información localizada en alguna parte del sistema de archivos.</text:p>
      <text:list xml:id="list814096125" text:style-name="L14">
        <text:list-item>
          <text:p text:style-name="P96">Deben tener un formato y ser de un tipo concreto.</text:p>
        </text:list-item>
      </text:list>
      <text:list xml:id="list3260484764" text:style-name="L15">
        <text:list-item>
          <text:list>
            <text:list-item>
              <text:p text:style-name="P134"><text:span text:style-name="T6">Nombre y extensión: </text:span><text:span text:style-name="T7">El nombre es obligatorio y la extensión opcional.</text:span></text:p>
            </text:list-item>
            <text:list-item>
              <text:p text:style-name="P97">Información sobre el archivo</text:p>
              <text:list>
                <text:list-item>
                  <text:p text:style-name="P97">Fecha de creación, modificación y acceso</text:p>
                </text:list-item>
                <text:list-item>
                  <text:p text:style-name="P97">Atributos</text:p>
                </text:list-item>
              </text:list>
            </text:list-item>
            <text:list-item>
              <text:p text:style-name="P98">Tamaño: En bytes o múltiplos de este. Dependerá del sistema de archivos del soporte de almacenamiento que lo contenga.</text:p>
            </text:list-item>
            <text:list-item>
              <text:p text:style-name="P98">Ubicación: En un directorio o subdirectorio.</text:p>
            </text:list-item>
          </text:list>
        </text:list-item>
        <text:list-item>
          <text:p text:style-name="P98">Se dividen en ejecutables y no ejecutables.</text:p>
        </text:list-item>
        <text:list-item>
          <text:p text:style-name="P135"><text:span text:style-name="T8">S</text:span><text:span text:style-name="T5">on independientes unos de otros, pero pueden estar interrelacionados</text:span></text:p>
        </text:list-item>
        <text:list-item>
          <text:p text:style-name="P99">Almacenan información permanente</text:p>
        </text:list-item>
        <text:list-item>
          <text:p text:style-name="P99">Pueden ser usados por varios programas o uno solo</text:p>
        </text:list-item>
      </text:list>
      <text:p text:style-name="P37"/>
      <text:p text:style-name="P63"><text:span text:style-name="T9">8.- Operaciones, </text:span><text:span text:style-name="T10">organización y compresión de</text:span><text:span text:style-name="T9"> los archivos</text:span></text:p>
      <text:p text:style-name="P34"/>
      <text:p text:style-name="P52">Operaciones</text:p>
      <text:p text:style-name="P35">Se pueden realizar las siguientes operaciones:</text:p>
      <text:list xml:id="list4140445543" text:style-name="L16">
        <text:list-item>
          <text:p text:style-name="P91">Creación: Al crearlo hay que darle un nombre y extensión el sistema asigna automáticamente hora, fecha, tamaño, etc.</text:p>
        </text:list-item>
        <text:list-item>
          <text:p text:style-name="P91">Consultar: acceder a este para ver su contenido</text:p>
        </text:list-item>
        <text:list-item>
          <text:p text:style-name="P91">Actualización: Modificar el contenido del archivo.</text:p>
        </text:list-item>
        <text:list-item>
          <text:p text:style-name="P91">Borrado: Elimina el archivo</text:p>
        </text:list-item>
        <text:list-item>
          <text:p text:style-name="P91">Renombrado: Cambiar el nombre del archivo</text:p>
        </text:list-item>
      </text:list>
      <text:p text:style-name="P35"/>
      <text:p text:style-name="P52">Organización</text:p>
      <text:p text:style-name="P36">Se organizan de la siguiente manera</text:p>
      <text:list xml:id="list1918387207" text:style-name="L17">
        <text:list-item>
          <text:p text:style-name="P100">Siempre tienen un nombre</text:p>
        </text:list-item>
        <text:list-item>
          <text:p text:style-name="P100">Se ubican en directorios</text:p>
        </text:list-item>
        <text:list-item>
          <text:p text:style-name="P100">No pueden existir dos archivos con el mismo nombre en la misma ruta</text:p>
        </text:list-item>
        <text:list-item>
          <text:p text:style-name="P100">No hay distinción entre mayúsculas y minúsculas</text:p>
        </text:list-item>
        <text:list-item>
          <text:p text:style-name="P100">Se organizan en jerarquías de carpetas</text:p>
        </text:list-item>
        <text:list-item>
          <text:p text:style-name="P100">El SO puede asignarles atributos</text:p>
        </text:list-item>
      </text:list>
      <text:p text:style-name="P36"/>
      <text:p text:style-name="P53">Compresión</text:p>
      <text:p text:style-name="P38">Consiste en hacer que el archivo ocupe menos espacio</text:p>
      <text:list xml:id="list3741667553" text:style-name="L18">
        <text:list-item>
          <text:p text:style-name="P101">Se emplean herramientas de compresión</text:p>
        </text:list-item>
        <text:list-item>
          <text:p text:style-name="P101">Solo se pueden abrir con la herramienta adecuada.</text:p>
        </text:list-item>
      </text:list>
      <text:p text:style-name="P38"/>
      <text:p text:style-name="P48">9.- Caracteres de comodín</text:p>
      <text:p text:style-name="P38"/>
      <text:p text:style-name="P64"><text:span text:style-name="T9">Se emplean en la consola de comandos y se utilizan para identificar varios archivos a la vez. La mayoría de ordenes aceptan caracteres comodín excepto </text:span><text:span text:style-name="T11">TYPE</text:span></text:p>
      <text:list xml:id="list1238710135" text:style-name="L19">
        <text:list-item>
          <text:p text:style-name="P102">Carácter “?”: Representa cualquier carácter válido</text:p>
        </text:list-item>
        <text:list-item>
          <text:p text:style-name="P102">Carácter “*”:. Representa uno o más caracteres válidos</text:p>
        </text:list-item>
      </text:list>
      <text:p text:style-name="P59">Introducción al sistema operativo</text:p>
      <text:p text:style-name="P60">Windows – Parte II</text:p>
      <text:p text:style-name="P60"/>
      <text:p text:style-name="P49">1.- Operaciones con archivos</text:p>
      <text:p text:style-name="P49"/>
      <text:p text:style-name="P54">Crear un archivo</text:p>
      <text:p text:style-name="P39">Crear un archivo consiste en hacer que el fichero exista dentro de una estructura de archivos asignándole un nombre y una extensión.</text:p>
      <text:list xml:id="list2086905760" text:style-name="L20">
        <text:list-item>
          <text:p text:style-name="P103"><text:span text:style-name="T32">En entorno grafico</text:span>: Situando el puntero dentro la ventana hacemos clic derecho y seleccionamos <text:span text:style-name="T31">el nuevo tipo de archivo que deseamos crear</text:span>.</text:p>
        </text:list-item>
        <text:list-item>
          <text:p text:style-name="P104">Entorno de comandos: C<text:span text:style-name="T30">reamos un archivo </text:span>c<text:span text:style-name="T30">on </text:span><text:span text:style-name="T23">EDIT</text:span><text:span text:style-name="T30">, hemos de asignarle nombre y extensión</text:span></text:p>
        </text:list-item>
      </text:list>
      <text:p text:style-name="P40"/>
      <text:p text:style-name="P55">Ver el contenido de un archivo</text:p>
      <text:p text:style-name="P41">Para ver el contenido de una archivo hay que editarlo utilizando el programa o la orden correspondiente. Podemos visualizar tantos documentos como queramos. </text:p>
      <text:p text:style-name="P41">Existe la posibilidad de guardar el archivo editado almacenándolo en un disco. </text:p>
      <text:list xml:id="list3311875865" text:style-name="L21">
        <text:list-item>
          <text:p text:style-name="P105"><text:span text:style-name="T32">En entorno grafico</text:span>: <text:span text:style-name="T35">Emplear el programa adecuado al tipo de archivo.</text:span></text:p>
        </text:list-item>
        <text:list-item>
          <text:p text:style-name="P110">Entorno de comandos: Emplear la orden <text:span text:style-name="T20">TYPE</text:span> y la ruta del archivo</text:p>
        </text:list-item>
      </text:list>
      <text:p text:style-name="P42"/>
      <text:p text:style-name="P56">Imprimir un archivo</text:p>
      <text:list xml:id="list2474786687" text:style-name="L22">
        <text:list-item>
          <text:p text:style-name="P106"><text:span text:style-name="T32">En entorno grafico</text:span>: <text:s/><text:span text:style-name="T36">Desde la aplicación a la que esté vinculado el archivo hemos de pulsar el icono de la impresora.</text:span></text:p>
        </text:list-item>
        <text:list-item>
          <text:p text:style-name="P111">En entorno de comandos: Empleamos la orden <text:span text:style-name="T20">PRINT</text:span></text:p>
        </text:list-item>
      </text:list>
      <text:p text:style-name="P43"/>
      <text:p text:style-name="P57">Cambiar el nombre de un archivo</text:p>
      <text:p text:style-name="P43">Esta operación también se puede hacer en directorios.</text:p>
      <text:list xml:id="list2997340548" text:style-name="L23">
        <text:list-item>
          <text:p text:style-name="P107"><text:span text:style-name="T32">En entorno grafico</text:span>: <text:span text:style-name="T36">Pulsamos con el botón derecho sobre el icono y en el menú seleccionamos “cambiar nombre” y en el cuadro que nos aparece ponemos el nuevo nombre.</text:span></text:p>
        </text:list-item>
        <text:list-item>
          <text:p text:style-name="P112">En entorno de comandos: <text:s/>Usamos el comando <text:span text:style-name="T20">REN</text:span></text:p>
        </text:list-item>
      </text:list>
      <text:p text:style-name="P43"/>
      <text:p text:style-name="P58">Copiar y mover archivos</text:p>
      <text:p text:style-name="P44">Tenemos que tener una carpeta de origen y una de destino.</text:p>
      <text:list xml:id="list334487016" text:style-name="L24">
        <text:list-item>
          <text:p text:style-name="P108"><text:span text:style-name="T32">En entorno grafico</text:span>: </text:p>
          <text:list>
            <text:list-item>
              <text:p text:style-name="P113">Podemos emplear las opciones cortar,copiar y pegar de la linea de menú.</text:p>
            </text:list-item>
            <text:list-item>
              <text:p text:style-name="P113">Podemos arrastrar un archivo de una carpeta a otra.</text:p>
              <text:list>
                <text:list-item>
                  <text:p text:style-name="P113">Si es a diferentes unidades copiamos, en la misma unidad movemos</text:p>
                </text:list-item>
              </text:list>
            </text:list-item>
          </text:list>
        </text:list-item>
        <text:list-item>
          <text:p text:style-name="P113">En entorno de comandos: Utilizamos los comandos <text:span text:style-name="T20">COPY, XCOPY, </text:span>y para mover<text:span text:style-name="T20"> MOVE</text:span></text:p>
        </text:list-item>
      </text:list>
      <text:p text:style-name="P39"/>
      <text:p text:style-name="P131">Eliminar archivos</text:p>
      <text:list xml:id="list3055245257" text:style-name="L25">
        <text:list-item>
          <text:p text:style-name="P109"><text:span text:style-name="T32">En entorno grafico</text:span>: </text:p>
          <text:list>
            <text:list-item>
              <text:p text:style-name="P114">Seleccionaremos el archivo y pulsaremos la tecla <text:span text:style-name="T20">Supr</text:span> </text:p>
            </text:list-item>
            <text:list-item>
              <text:p text:style-name="P114">Con el botón derecho de ratón elegiremos eliminar en el menú contextual</text:p>
            </text:list-item>
          </text:list>
        </text:list-item>
        <text:list-item>
          <text:p text:style-name="P114">En entorno de comandos: Usamos los comandos <text:span text:style-name="T20">DEL y ERASE</text:span></text:p>
        </text:list-item>
      </text:list>
      <text:p text:style-name="P128">2.- Atributos de los archivos</text:p>
      <text:list xml:id="list4219107333" text:style-name="L26">
        <text:list-item>
          <text:p text:style-name="P115">En entrono gráfico: Con el botón derecho seleccionamos propiedades y en la pestaña <text:span text:style-name="T20">General</text:span> están las casillas Solo lectura y Oculto que se pueden marcar o desmarcar.</text:p>
        </text:list-item>
        <text:list-item>
          <text:p text:style-name="P115">En entorno de comando:</text:p>
          <text:list>
            <text:list-item>
              <text:p text:style-name="P115">Se usa la orden <text:span text:style-name="T20">ATTRIB</text:span> <text:span text:style-name="T33">de diferentes formas.</text:span></text:p>
              <text:list>
                <text:list-item>
                  <text:p text:style-name="P116">Sin parámetros muestra los atributos de todos los ficheros</text:p>
                </text:list-item>
                <text:list-item>
                  <text:p text:style-name="P116">Con parámetros nos muestra lo que le especifiquemos en los parámetros.</text:p>
                </text:list-item>
              </text:list>
            </text:list-item>
          </text:list>
        </text:list-item>
      </text:list>
      <text:p text:style-name="P45"/>
      <text:p text:style-name="P50">3.- Buscar archivos</text:p>
      <text:list xml:id="list109653471" text:style-name="L27">
        <text:list-item>
          <text:p text:style-name="P117">En entrono gráfico: Pulsaremos el botón de inicio y seleccionaremos buscar e introduciremos el parámetro de búsqueda.</text:p>
        </text:list-item>
        <text:list-item>
          <text:p text:style-name="P117">En entorno de comando: Empleamos el comando <text:span text:style-name="T20">DIR</text:span> seguido del parámetro de búsqueda.</text:p>
        </text:list-item>
      </text:list>
      <text:p text:style-name="P118"/>
      <text:p text:style-name="P127">4.- Operaciones generales en un SO</text:p>
      <text:p text:style-name="P118"/>
      <text:p text:style-name="P130">Limpiar el escritorio:</text:p>
      <text:list xml:id="list1225513280" text:style-name="L28">
        <text:list-item>
          <text:p text:style-name="P119">En entorno gráfico: <text:span text:style-name="T34">Cerramos o minimizamos ventanas</text:span></text:p>
        </text:list-item>
        <text:list-item>
          <text:p text:style-name="P120">EN entorno de comando: Usamos la orden <text:span text:style-name="T20">CLS</text:span></text:p>
        </text:list-item>
      </text:list>
      <text:p text:style-name="P121"/>
      <text:p text:style-name="P132">Cambiar fecha y hora:</text:p>
      <text:list xml:id="list4270040662" text:style-name="L29">
        <text:list-item>
          <text:p text:style-name="P123">En entorno gráfico: Desde panel de control seleccionar “cambiar fecha y hora”</text:p>
        </text:list-item>
        <text:list-item>
          <text:p text:style-name="P123">En entorno de comando: Usamos las ordenes <text:span text:style-name="T20">DATE</text:span> y <text:span text:style-name="T20">TIME</text:span></text:p>
        </text:list-item>
      </text:list>
      <text:p text:style-name="P122"/>
      <text:p text:style-name="P132">Ayuda:</text:p>
      <text:list xml:id="list2863709035" text:style-name="L30">
        <text:list-item>
          <text:p text:style-name="P124">En entorno gráfico: Cada ventana hay un icono con una interrogación que al pincharlo la muestra.</text:p>
        </text:list-item>
        <text:list-item>
          <text:p text:style-name="P124">En entorno de comando: Empleamos el comando <text:span text:style-name="T20">HELP</text:span></text:p>
        </text:list-item>
      </text:list>
      <text:p text:style-name="P122"/>
      <text:p text:style-name="P132">Versión del SO:</text:p>
      <text:list xml:id="list1780826035" text:style-name="L31">
        <text:list-item>
          <text:p text:style-name="P125">En entorno gráfico: Pulsamos panel de control, sistema, propiedades y general</text:p>
        </text:list-item>
        <text:list-item>
          <text:p text:style-name="P125">En entorno grafico: Usamos el comando <text:span text:style-name="T20">VER</text:span></text:p>
        </text:list-item>
      </text:list>
      <text:p text:style-name="P122"/>
      <text:p text:style-name="P129">5.- Gestión de discos</text:p>
      <text:p text:style-name="P126"/>
      <text:p text:style-name="P126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46:15.695855237</meta:creation-date>
    <dc:date>2024-02-05T10:09:14.263793873</dc:date>
    <meta:editing-duration>PT2H15M49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6" meta:paragraph-count="190" meta:word-count="1998" meta:character-count="11851" meta:non-whitespace-character-count="10149"/>
  </office:meta>
</office:document-meta>
</file>